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BC000002BCFD5F6ACC.png" manifest:media-type="image/png"/>
  <manifest:file-entry manifest:full-path="Pictures/10000001000002BC000002BCF69B7D4E.png" manifest:media-type="image/png"/>
  <manifest:file-entry manifest:full-path="Pictures/10000001000002BC000002BCAAE1A468.png" manifest:media-type="image/png"/>
  <manifest:file-entry manifest:full-path="Pictures/10000001000002BC000002BCD3237BD7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93cm, 1.161cm, 2.978cm, 0.662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631cm, -0.236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173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64cm, 0.665cm, 2.54cm, 1.269cm)" draw:image-opacity="100%" style:mirror="none" loext:decorative="false"/>
    </style:style>
    <style:style style:name="gr5" style:family="graphic" style:parent-style-name="standard">
      <style:graphic-properties svg:stroke-width="0.102cm" svg:stroke-color="#b85c00" draw:marker-start="Arrowheads_20_1" draw:marker-start-width="0.457cm" draw:marker-end="Arrowheads_20_2" draw:marker-end-width="0.457cm" draw:textarea-vertical-align="middle" fo:padding-top="0.176cm" fo:padding-bottom="0.176cm" fo:padding-left="0.301cm" fo:padding-right="0.301cm" loext:decorative="false"/>
    </style:style>
    <style:style style:name="gr6" style:family="graphic" style:parent-style-name="standard">
      <style:graphic-properties svg:stroke-width="0.102cm" svg:stroke-color="#127622" draw:marker-start="Arrowheads_20_3" draw:marker-start-width="0.457cm" draw:marker-end="Arrowheads_20_4" draw:marker-end-width="0.457cm" draw:textarea-vertical-align="middle" fo:padding-top="0.176cm" fo:padding-bottom="0.176cm" fo:padding-left="0.301cm" fo:padding-right="0.301cm" loext:decorative="false"/>
    </style:style>
    <style:style style:name="gr7" style:family="graphic" style:parent-style-name="standard">
      <style:graphic-properties svg:stroke-width="0.102cm" svg:stroke-color="#355269" draw:marker-start="Arrowheads_20_5" draw:marker-start-width="0.457cm" draw:marker-end="Arrowheads_20_6" draw:marker-end-width="0.457cm" draw:textarea-vertical-align="middle" fo:padding-top="0.176cm" fo:padding-bottom="0.176cm" fo:padding-left="0.301cm" fo:padding-right="0.301cm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878cm" svg:height="9.782cm" svg:x="0.187cm" svg:y="0.152cm">
          <draw:image xlink:href="Pictures/10000001000002BC000002BCD3237BD7.png" xlink:type="simple" xlink:show="embed" xlink:actuate="onLoad" draw:mime-type="image/png">
            <text:p/>
          </draw:image>
        </draw:frame>
        <draw:frame draw:style-name="gr2" draw:text-style-name="P1" draw:layer="layout" svg:width="12.494cm" svg:height="10.555cm" svg:x="16.192cm" svg:y="0.06cm">
          <draw:image xlink:href="Pictures/10000001000002BC000002BCF69B7D4E.png" xlink:type="simple" xlink:show="embed" xlink:actuate="onLoad" draw:mime-type="image/png">
            <text:p/>
          </draw:image>
        </draw:frame>
        <draw:frame draw:style-name="gr3" draw:text-style-name="P1" draw:layer="layout" svg:width="10.378cm" svg:height="8.766cm" svg:x="17.862cm" svg:y="11.477cm">
          <draw:image xlink:href="Pictures/10000001000002BC000002BCFD5F6ACC.png" xlink:type="simple" xlink:show="embed" xlink:actuate="onLoad" draw:mime-type="image/png">
            <text:p/>
          </draw:image>
        </draw:frame>
        <draw:frame draw:style-name="gr4" draw:text-style-name="P1" draw:layer="layout" svg:width="9.878cm" svg:height="8.838cm" svg:x="2.187cm" svg:y="11.558cm">
          <draw:image xlink:href="Pictures/10000001000002BC000002BCAAE1A468.png" xlink:type="simple" xlink:show="embed" xlink:actuate="onLoad" draw:mime-type="image/png">
            <text:p/>
          </draw:image>
        </draw:frame>
        <draw:line draw:style-name="gr5" draw:text-style-name="P1" draw:layer="layout" svg:x1="11.747cm" svg:y1="5.08cm" svg:x2="17.462cm" svg:y2="5.08cm">
          <text:p/>
        </draw:line>
        <draw:line draw:style-name="gr6" draw:text-style-name="P1" draw:layer="layout" svg:x1="11.43cm" svg:y1="9.525cm" svg:x2="18.097cm" svg:y2="13.017cm">
          <text:p/>
        </draw:line>
        <draw:line draw:style-name="gr7" draw:text-style-name="P1" draw:layer="layout" svg:x1="6.985cm" svg:y1="9.842cm" svg:x2="6.985cm" svg:y2="11.74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07:39:01.181133732</meta:creation-date>
    <dc:date>2024-12-13T07:54:11.135042532</dc:date>
    <meta:editing-duration>PT4M16S</meta:editing-duration>
    <meta:editing-cycles>1</meta:editing-cycles>
    <meta:document-statistic meta:object-count="7"/>
    <meta:generator>LibreOffice/24.8.3.2$MacOSX_AARCH64 LibreOffice_project/48a6bac9e7e268aeb4c3483fcf825c94556d9f92</meta:generator>
  </office:meta>
</office:document-meta>
</file>